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-BoldMT" svg:font-family="Arial-BoldMT" style:font-family-generic="swiss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T9" style:parent-style-name="Absatz-Standardschriftart" style:family="text">
      <style:text-properties style:font-name="Wingdings" style:font-name-asian="Wingdings" style:font-name-complex="Wingdings"/>
    </style:style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T12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T13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14" style:parent-style-name="Listenabsatz" style:list-style-name="LFO1" style:family="paragraph"/>
    <style:style style:name="T15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16" style:parent-style-name="Listenabsatz" style:list-style-name="LFO1" style:family="paragraph"/>
    <style:style style:name="T17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T18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19" style:parent-style-name="Listenabsatz" style:list-style-name="LFO1" style:family="paragraph"/>
    <style:style style:name="T20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T21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22" style:parent-style-name="Listenabsatz" style:list-style-name="LFO1" style:family="paragraph"/>
    <style:style style:name="T23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24" style:parent-style-name="Listenabsatz" style:list-style-name="LFO1" style:family="paragraph"/>
    <style:style style:name="T25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26" style:parent-style-name="Listenabsatz" style:list-style-name="LFO1" style:family="paragraph"/>
    <style:style style:name="T27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30" style:parent-style-name="Listenabsatz" style:list-style-name="LFO1" style:family="paragraph"/>
    <style:style style:name="T31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32" style:parent-style-name="Listenabsatz" style:list-style-name="LFO1" style:family="paragraph"/>
    <style:style style:name="T33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34" style:parent-style-name="Listenabsatz" style:list-style-name="LFO1" style:family="paragraph"/>
    <style:style style:name="P35" style:parent-style-name="Listenabsatz" style:list-style-name="LFO1" style:family="paragraph"/>
    <style:style style:name="P36" style:parent-style-name="Listenabsatz" style:list-style-name="LFO1" style:family="paragraph"/>
    <style:style style:name="P37" style:parent-style-name="Listenabsatz" style:list-style-name="LFO1" style:family="paragraph"/>
    <style:style style:name="P38" style:parent-style-name="Listenabsatz" style:list-style-name="LFO1" style:family="paragraph"/>
    <style:style style:name="P39" style:parent-style-name="Listenabsatz" style:list-style-name="LFO1" style:family="paragraph"/>
    <style:style style:name="P40" style:parent-style-name="Listenabsatz" style:list-style-name="LFO1" style:family="paragraph"/>
    <style:style style:name="P41" style:parent-style-name="Standard" style:family="paragraph">
      <style:text-properties fo:font-weight="bold" style:font-weight-asian="bold" fo:font-size="20pt" style:font-size-asian="20pt" style:font-size-complex="20pt"/>
    </style:style>
    <style:style style:name="P42" style:parent-style-name="Listenabsatz" style:list-style-name="LFO3" style:family="paragraph"/>
    <style:style style:name="T43" style:parent-style-name="Absatz-Standardschriftart" style:family="text">
      <style:text-properties style:font-name="Calibri" style:font-name-complex="Times New Roman" style:language-asian="de" style:country-asian="DE"/>
    </style:style>
    <style:style style:name="P44" style:parent-style-name="Listenabsatz" style:list-style-name="LFO3" style:family="paragraph"/>
    <style:style style:name="T45" style:parent-style-name="Absatz-Standardschriftart" style:family="text">
      <style:text-properties style:font-name="Calibri" style:font-name-complex="Times New Roman" style:language-asian="de" style:country-asian="DE"/>
    </style:style>
    <style:style style:name="P46" style:parent-style-name="Listenabsatz" style:list-style-name="LFO3" style:family="paragraph"/>
    <style:style style:name="P47" style:parent-style-name="Listenabsatz" style:list-style-name="LFO3" style:family="paragraph"/>
    <style:style style:name="P48" style:parent-style-name="Listenabsatz" style:list-style-name="LFO3" style:family="paragraph"/>
    <style:style style:name="P49" style:parent-style-name="Listenabsatz" style:list-style-name="LFO3" style:family="paragraph"/>
    <style:style style:name="P50" style:parent-style-name="Listenabsatz" style:list-style-name="LFO3" style:family="paragraph"/>
    <style:style style:name="P51" style:parent-style-name="Listenabsatz" style:list-style-name="LFO3" style:family="paragraph"/>
    <style:style style:name="P52" style:parent-style-name="Listenabsatz" style:list-style-name="LFO3" style:family="paragraph"/>
    <style:style style:name="P53" style:parent-style-name="Listenabsatz" style:list-style-name="LFO3" style:family="paragraph"/>
    <style:style style:name="P54" style:parent-style-name="Listenabsatz" style:list-style-name="LFO3" style:family="paragraph"/>
    <style:style style:name="P55" style:parent-style-name="Listenabsatz" style:list-style-name="LFO3" style:family="paragraph"/>
    <style:style style:name="P56" style:parent-style-name="Listenabsatz" style:list-style-name="LFO3" style:family="paragraph"/>
    <style:style style:name="P57" style:parent-style-name="Listenabsatz" style:list-style-name="LFO3" style:family="paragraph"/>
    <style:style style:name="P58" style:parent-style-name="Listenabsatz" style:list-style-name="LFO3" style:family="paragraph"/>
    <style:style style:name="P59" style:parent-style-name="Listenabsatz" style:list-style-name="LFO3" style:family="paragraph"/>
    <style:style style:name="P60" style:parent-style-name="Listenabsatz" style:list-style-name="LFO3" style:family="paragraph"/>
    <style:style style:name="P61" style:parent-style-name="Listenabsatz" style:list-style-name="LFO3" style:family="paragraph"/>
    <style:style style:name="P62" style:parent-style-name="Listenabsatz" style:list-style-name="LFO3" style:family="paragraph"/>
    <style:style style:name="P63" style:parent-style-name="Listenabsatz" style:list-style-name="LFO3" style:family="paragraph"/>
    <style:style style:name="P64" style:parent-style-name="Listenabsatz" style:list-style-name="LFO3" style:family="paragraph"/>
    <style:style style:name="P65" style:parent-style-name="Listenabsatz" style:list-style-name="LFO3" style:family="paragraph"/>
    <style:style style:name="T66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67" style:parent-style-name="Listenabsatz" style:list-style-name="LFO3" style:family="paragraph"/>
    <style:style style:name="T68" style:parent-style-name="Absatz-Standardschriftart" style:family="text">
      <style:text-properties style:font-name-complex="Arial-BoldMT" style:font-weight-complex="bold" fo:font-size="12pt" style:font-size-asian="12pt" style:font-size-complex="12pt"/>
    </style:style>
    <style:style style:name="P69" style:parent-style-name="Listenabsatz" style:family="paragraph">
      <style:paragraph-properties fo:margin-left="1.5in">
        <style:tab-stops/>
      </style:paragraph-properties>
    </style:style>
    <style:style style:name="P70" style:parent-style-name="Standard" style:family="paragraph">
      <style:text-properties fo:font-weight="bold" style:font-weight-asian="bold" fo:font-size="20pt" style:font-size-asian="20pt" style:font-size-complex="20pt"/>
    </style:style>
    <style:style style:name="P71" style:parent-style-name="Standard" style:family="paragraph">
      <style:text-properties fo:font-weight="bold" style:font-weight-asian="bold" fo:font-size="20pt" style:font-size-asian="20pt" style:font-size-complex="20pt"/>
    </style:style>
    <style:style style:name="P72" style:parent-style-name="Listenabsatz" style:list-style-name="LFO4" style:family="paragraph"/>
    <style:style style:name="P73" style:parent-style-name="Listenabsatz" style:list-style-name="LFO4" style:family="paragraph"/>
    <style:style style:name="P74" style:parent-style-name="Listenabsatz" style:list-style-name="LFO4" style:family="paragraph"/>
    <style:style style:name="P75" style:parent-style-name="Listenabsatz" style:list-style-name="LFO4" style:family="paragraph"/>
  </office:automatic-styles>
  <office:body>
    <office:text text:use-soft-page-breaks="true">
      <text:p text:style-name="P1">Musskriterien</text:p>
      <text:list text:style-name="LFO1" text:continue-numbering="true">
        <text:list-item>
          <text:p text:style-name="P2">Webbasierte Benutzeroberfläche:</text:p>
          <text:list text:continue-numbering="true">
            <text:list-item>
              <text:p text:style-name="P3">Benutzerorientiert<text:s/></text:p>
            </text:list-item>
            <text:list-item>
              <text:p text:style-name="P4">Modular erweiterbar</text:p>
            </text:list-item>
            <text:list-item>
              <text:p text:style-name="P5">Nutzer: Studenten</text:p>
            </text:list-item>
          </text:list>
        </text:list-item>
        <text:list-item>
          <text:p text:style-name="P6">Funktionen:<text:s/></text:p>
          <text:list text:continue-numbering="true">
            <text:list-item>
              <text:p text:style-name="P7">Studienpläne manuell bearbeiten ( Module einfügen / löschen) ?</text:p>
            </text:list-item>
            <text:list-item>
              <text:p text:style-name="P8">Generierung<text:s/><text:span text:style-name="T9"></text:span><text:s/>Erstellung von möglichen Studienplänen</text:p>
              <text:list text:continue-numbering="true">
                <text:list-item>
                  <text:p text:style-name="P10">Berücksichtigung von Constraints:</text:p>
                  <text:list text:continue-numbering="true">
                    <text:list-item>
                      <text:p text:style-name="P11"><text:span text:style-name="T12">Unterscheidung zwischen Pf</text:span><text:span text:style-name="T13">licht- und Wahlveranstaltungen</text:span></text:p>
                    </text:list-item>
                    <text:list-item>
                      <text:p text:style-name="P14"><text:span text:style-name="T15">Wahl eines Vertiefungsfaches</text:span></text:p>
                    </text:list-item>
                    <text:list-item>
                      <text:p text:style-name="P16"><text:span text:style-name="T17">Abhängigkeiten zwischen Modulen (Voraussetzungen, Zusammenhänge, Überschneidungen</text:span><text:span text:style-name="T18">)</text:span></text:p>
                    </text:list-item>
                    <text:list-item>
                      <text:p text:style-name="P19"><text:span text:style-name="T20">zur Ver</text:span><text:span text:style-name="T21">fügung stehende Semesteranzahl</text:span></text:p>
                    </text:list-item>
                    <text:list-item>
                      <text:p text:style-name="P22"><text:span text:style-name="T23">gewünschte Module</text:span></text:p>
                    </text:list-item>
                    <text:list-item>
                      <text:p text:style-name="P24"><text:span text:style-name="T25">bisheriger Studienverlauf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T27">Verifizierung von Studienplänen</text:span></text:p>
              <text:list text:continue-numbering="true">
                <text:list-item>
                  <text:p text:style-name="P28"><text:span text:style-name="T29">Ermöglicht dieser Studienplan ein erfolgreiches Abschließen des Studiums?</text:span></text:p>
                </text:list-item>
                <text:list-item>
                  <text:p text:style-name="P30"><text:span text:style-name="T31">Sind alle Constraints erfüllt?</text:span></text:p>
                </text:list-item>
              </text:list>
            </text:list-item>
            <text:list-item>
              <text:p text:style-name="P32"><text:span text:style-name="T33">Berücksichtigung des bisherigen Studienverlaufs</text:span></text:p>
            </text:list-item>
          </text:list>
        </text:list-item>
        <text:list-item>
          <text:p text:style-name="P34">Gegebene Algorithmen zur Generierung und Verifizierung einbinden</text:p>
        </text:list-item>
        <text:list-item>
          <text:p text:style-name="P35">Modularität</text:p>
        </text:list-item>
        <text:list-item>
          <text:p text:style-name="P36">Objektorientierung</text:p>
        </text:list-item>
        <text:list-item>
          <text:p text:style-name="P37">Studienplan als Workflow modellieren</text:p>
          <text:list text:continue-numbering="true">
            <text:list-item>
              <text:p text:style-name="P38">Module/Lehrveranstaltungen als Aktivitäten</text:p>
            </text:list-item>
            <text:list-item>
              <text:p text:style-name="P39">Graphische Darstellung als Workflow</text:p>
            </text:list-item>
          </text:list>
        </text:list-item>
        <text:list-item>
          <text:p text:style-name="P40">Module modellieren mit folgenden Details: Name, ECTS-Punkte, Angebot im Sommer- oder Wintersemester, Art der Veranstaltung</text:p>
        </text:list-item>
      </text:list>
      <text:p text:style-name="P41">Wunschkriterien</text:p>
      <text:list text:style-name="LFO3" text:continue-numbering="true">
        <text:list-item>
          <text:p text:style-name="P42">Mögliches Login über S<text:span text:style-name="T43">hibboleth</text:span></text:p>
          <text:list text:continue-numbering="true">
            <text:list-item>
              <text:p text:style-name="P44"><text:span text:style-name="T45">Speichern von: Studiengang, Studienbeginn, bestandene und begonnene Prüfungsleistungen, bereits erstellte Studienpläne</text:span></text:p>
            </text:list-item>
          </text:list>
        </text:list-item>
        <text:list-item>
          <text:p text:style-name="P46">Speichern und löschen von Studienplänen</text:p>
        </text:list-item>
        <text:list-item>
          <text:p text:style-name="P47">Benennung von Studienplänen</text:p>
        </text:list-item>
        <text:list-item>
          <text:p text:style-name="P48">Duplizieren von Studienplänen</text:p>
        </text:list-item>
        <text:list-item>
          <text:p text:style-name="P49">Studienpläne exportieren</text:p>
        </text:list-item>
        <text:list-item>
          <text:p text:style-name="P50">Vergleichsansicht für 2 (mehrere?) Pläne<text:s/></text:p>
        </text:list-item>
        <text:list-item>
          <text:p text:style-name="P51">Modulübersicht</text:p>
          <text:list text:continue-numbering="true">
            <text:list-item>
              <text:p text:style-name="P52">Alle Module in einer Liste</text:p>
              <text:list text:continue-numbering="true">
                <text:list-item>
                  <text:p text:style-name="P53">Durchstöbern können</text:p>
                </text:list-item>
                <text:list-item>
                  <text:p text:style-name="P54">Suche nach Namen</text:p>
                </text:list-item>
                <text:list-item>
                  <text:p text:style-name="P55">Anklicken für Details</text:p>
                </text:list-item>
                <text:list-item>
                  <text:p text:style-name="P56">In Stundenplan ziehen können</text:p>
                </text:list-item>
              </text:list>
            </text:list-item>
            <text:list-item>
              <text:p text:style-name="P57">Filterbar mit Filtern:<text:s/></text:p>
              <text:list text:continue-numbering="true">
                <text:list-item>
                  <text:p text:style-name="P58">Angebotenes Semester</text:p>
                </text:list-item>
                <text:list-item>
                  <text:p text:style-name="P59">Veranstaltungsart</text:p>
                </text:list-item>
                <text:list-item>
                  <text:p text:style-name="P60">Fachrichtung</text:p>
                </text:list-item>
                <text:list-item>
                  <text:p text:style-name="P61">Pflicht-/Wahlmodul</text:p>
                </text:list-item>
                <text:list-item>
                  <text:p text:style-name="P62">Kategorie?</text:p>
                </text:list-item>
              </text:list>
            </text:list-item>
          </text:list>
        </text:list-item>
        <text:list-item>
          <text:p text:style-name="P63">Rückgängig-Button</text:p>
        </text:list-item>
        <text:list-item>
          <text:p text:style-name="P64">Weitere Constraints</text:p>
          <text:list text:continue-numbering="true">
            <text:list-item>
              <text:p text:style-name="P65"><text:span text:style-name="T66">benötigte ECTS-Punkte</text:span></text:p>
            </text:list-item>
            <text:list-item>
              <text:p text:style-name="P67"><text:span text:style-name="T68">ausgeschlossene Module</text:span></text:p>
            </text:list-item>
          </text:list>
        </text:list-item>
      </text:list>
      <text:p text:style-name="P69"/>
      <text:p text:style-name="P70"/>
      <text:p text:style-name="P71">Abgrenzungskriterien</text:p>
      <text:p text:style-name="Standard"/>
      <text:list text:style-name="LFO4" text:continue-numbering="true">
        <text:list-item>
          <text:p text:style-name="P72">kein Notenportal</text:p>
        </text:list-item>
        <text:list-item>
          <text:p text:style-name="P73">keine Vernetzung zwischen Studenten</text:p>
        </text:list-item>
        <text:list-item>
          <text:p text:style-name="P74">keine Vernetzung zum Prüfungsportal</text:p>
        </text:list-item>
        <text:list-item>
          <text:p text:style-name="P7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-BoldMT" svg:font-family="Arial-BoldMT" style:font-family-generic="swiss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ke</meta:initial-creator>
    <dc:creator>Rike</dc:creator>
    <meta:creation-date>2016-11-16T09:58:00Z</meta:creation-date>
    <dc:date>2016-11-16T12:18:00Z</dc:date>
    <meta:template xlink:href="Normal.dotm" xlink:type="simple"/>
    <meta:editing-cycles>10</meta:editing-cycles>
    <meta:editing-duration>PT0S</meta:editing-duration>
    <meta:document-statistic meta:page-count="2" meta:paragraph-count="3" meta:word-count="246" meta:character-count="1800" meta:row-count="12" meta:non-whitespace-character-count="1557"/>
  </office:meta>
</office:document-meta>
</file>